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47cm" fo:margin-top="0cm" fo:margin-bottom="0cm" style:page-number="auto" table:align="left"/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4.568cm"/>
    </style:style>
    <style:style style:name="Table1.D" style:family="table-column">
      <style:table-column-properties style:column-width="0.584cm"/>
    </style:style>
    <style:style style:name="Table1.E" style:family="table-column">
      <style:table-column-properties style:column-width="5.934cm"/>
    </style:style>
    <style:style style:name="Table1.F" style:family="table-column">
      <style:table-column-properties style:column-width="3.09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5" style:family="table-row">
      <style:table-row-properties style:min-row-height="0.143cm"/>
    </style:style>
    <style:style style:name="Table1.21" style:family="table-row">
      <style:table-row-properties style:min-row-height="0.392cm"/>
    </style:style>
    <style:style style:name="Table1.A2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5.921cm" fo:margin-top="0cm" fo:margin-bottom="0cm" table:align="margins" style:may-break-between-rows="false"/>
    </style:style>
    <style:style style:name="Table2.A" style:family="table-column">
      <style:table-column-properties style:column-width="1.293cm" style:rel-column-width="5322*"/>
    </style:style>
    <style:style style:name="Table2.B" style:family="table-column">
      <style:table-column-properties style:column-width="6.666cm" style:rel-column-width="27438*"/>
    </style:style>
    <style:style style:name="Table2.C" style:family="table-column">
      <style:table-column-properties style:column-width="7.962cm" style:rel-column-width="32775*"/>
    </style:style>
    <style:style style:name="Table2.1" style:family="table-row">
      <style:table-row-properties style:min-row-height="0.61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7.77cm" fo:margin-top="0cm" fo:margin-bottom="0cm" table:align="margins"/>
    </style:style>
    <style:style style:name="Table3.A" style:family="table-column">
      <style:table-column-properties style:column-width="7.77cm" style:rel-column-width="65535*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5.921cm" fo:margin-top="0cm" fo:margin-bottom="0cm" table:align="margins"/>
    </style:style>
    <style:style style:name="Table5.A" style:family="table-column">
      <style:table-column-properties style:column-width="7.96cm" style:rel-column-width="32767*"/>
    </style:style>
    <style:style style:name="Table5.B" style:family="table-column">
      <style:table-column-properties style:column-width="7.96cm" style:rel-column-width="32768*"/>
    </style:style>
    <style:style style:name="Table5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/>
    </style:style>
    <style:style style:name="P1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3" style:family="paragraph" style:parent-style-name="Standard">
      <style:paragraph-properties fo:margin-top="0cm" fo:margin-bottom="0cm" fo:line-height="100%" style:shadow="none">
        <style:tab-stops/>
      </style:paragraph-properties>
      <style:text-properties style:font-name="Tahoma" style:font-name-complex="Tahoma"/>
    </style:style>
    <style:style style:name="P14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20" style:family="paragraph" style:parent-style-name="Table_20_Contents">
      <style:paragraph-properties fo:margin-top="0cm" fo:margin-bottom="0cm" fo:text-align="start" style:justify-single-word="false"/>
      <style:text-properties style:font-name="Tahoma" fo:font-size="11pt" style:font-size-asian="11pt" style:font-name-complex="Tahoma" style:font-size-complex="11pt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Tahoma" fo:font-size="11pt" style:font-size-asian="11pt" style:font-name-complex="Tahoma" style:font-size-complex="11pt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23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1pt" style:font-size-asian="11pt" style:font-name-complex="Tahoma" style:font-size-complex="11pt"/>
    </style:style>
    <style:style style:name="P24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 fo:font-size="10pt" style:font-size-asian="10pt" style:font-name-complex="Tahoma" style:font-size-complex="10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style:font-name="Tahoma" fo:font-size="12pt" style:font-size-asian="12pt" style:font-name-complex="Tahoma" style:font-size-complex="12pt"/>
    </style:style>
    <style:style style:name="P26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7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BA-3</text:p>
          </table:table-cell>
        </table:table-row>
        <table:table-row>
          <table:table-cell table:style-name="Table1.A1" table:number-columns-spanned="6" office:value-type="string">
            <text:p text:style-name="P4"/>
            <text:p text:style-name="P5">BERITA ACARA</text:p>
            <text:p text:style-name="P5">PENGAMBILAN {ISI1} ORANG AHLI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<text:s text:c="5"/>Pada hari ini, {nama_hari}, {tgl_surat_terbilang} jam {jam_surat} bertempat di {lokasi_surat}, saya, Jaksa Penyidik {isi2}: 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Nama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4">{nama}</text:p>
          </table:table-cell>
          <table:covered-table-cell/>
        </table:table-row>
        <table:table-row table:style-name="Table1.5"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Pangkat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pangkat}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NIP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5">{nip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Telah mengambil {isi1} seorang Ahli: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nama_saksi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tempat_lahir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Umur / Tanggal lahir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umur} Tahun / {tgl_lahir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Jenis kelami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jenis_kelami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Kebangsaan / Kewarganegar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kewarganegaraa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Tempat tinggal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alamat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<text:bookmark-start text:name="__DdeLink__2125_501616034"/>agama<text:bookmark-end text:name="__DdeLink__2125_501616034"/>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kerjaan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</text:p>
          </table:table-cell>
          <table:table-cell table:style-name="Table1.A1" office:value-type="string">
            <text:p text:style-name="P1">Pendidikan</text:p>
          </table:table-cell>
          <table:table-cell table:style-name="Table1.A1" office:value-type="string">
            <text:p text:style-name="P1">:</text:p>
          </table:table-cell>
          <table:table-cell table:style-name="Table1.A1" table:number-columns-spanned="2" office:value-type="string">
            <text:p text:style-name="P1">{pendidikan}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1"/>
            <text:p text:style-name="P2">Sesuai dengan agama/kepercayaan {agama} yang dianutnya dengan disaksikan oleh</text:p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[!-- BEGIN Sksi --]{nourut}</text:p>
          </table:table-cell>
          <table:table-cell table:style-name="Table1.A1" office:value-type="string">
            <text:p text:style-name="P15">Nama</text:p>
          </table:table-cell>
          <table:table-cell table:style-name="Table1.A1" office:value-type="string">
            <text:p text:style-name="P14">: </text:p>
          </table:table-cell>
          <table:table-cell table:style-name="Table1.A1" table:number-columns-spanned="2" office:value-type="string">
            <text:p text:style-name="P16">{namasks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Pangkat/ NIP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6">{pangkatsks}/ NIP.{nipsks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Jabatan</text:p>
          </table:table-cell>
          <table:table-cell table:style-name="Table1.A1" office:value-type="string">
            <text:p text:style-name="P15">: </text:p>
          </table:table-cell>
          <table:table-cell table:style-name="Table1.A1" table:number-columns-spanned="2" office:value-type="string">
            <text:p text:style-name="P16">{jabatansks}<text:span text:style-name="T1"> </text:span></text:p>
          </table:table-cell>
          <table:covered-table-cell/>
        </table:table-row>
        <table:table-row table:style-name="Table1.2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Pada Kejaksaan</text:p>
          </table:table-cell>
          <table:table-cell table:style-name="Table1.A1" office:value-type="string">
            <text:p text:style-name="P15">:</text:p>
          </table:table-cell>
          <table:table-cell table:style-name="Table1.A1" table:number-columns-spanned="2" office:value-type="string">
            <text:p text:style-name="P7">{nama_satker}</text:p>
          </table:table-cell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[!-- END Sksi --]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0"/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>
          <table:table-cell table:style-name="Table1.A2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Sesuai dengan pasal {isi3}, maka untuk menguatkan keterangannya yang sebaik-baiknya dan sebenar-benarnya dalam perkara an. tersangka {isi13}, sebelum ia memberikan keterangan di hadapan Penyidik, ia telah ber{isi1}:</text:p>
            <text:p text:style-name="P2"/>
            <text:p text:style-name="P2"><text:soft-page-break/>“Demi Allah saya ber{isi1} bahwa keterangan yang akan saya berikan di hadapan Jaksa Penyidik {jenis_kasus} di {nama_satker} adalah keterangan yang sebaik-baiknya dan sebenar-benarnya menurut pengetahuan dalam bidang keahlian saya.”</text:p>
            <text:p text:style-name="P2"/>
            <text:p text:style-name="P2">Selesai mengucapkan lafal {isi1}, maka ia membubuhkan tanda tangannya di bawah ini beserta 2 orang saksi tersebut di ata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8">Saksi-saksi,</text:p>
          </table:table-cell>
          <table:table-cell table:style-name="Table2.A1" table:number-rows-spanned="4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8">Yang bersumpah/berjanji,</text:p>
                </table:table-cell>
              </table:table-row>
              <table:table-row>
                <table:table-cell table:style-name="Table3.A1" office:value-type="string">
                  <text:p text:style-name="P21"/>
                  <text:p text:style-name="P21"/>
                  <text:p text:style-name="P21"/>
                </table:table-cell>
              </table:table-row>
              <table:table-row>
                <table:table-cell table:style-name="Table3.A1" office:value-type="string">
                  <text:p text:style-name="P18">{isi4}</text:p>
                </table:table-cell>
              </table:table-row>
            </table:table>
            <text:p text:style-name="P18"/>
            <text:p text:style-name="P18"/>
          </table:table-cell>
        </table:table-row>
        <table:table-row>
          <table:table-cell table:style-name="Table2.A1" office:value-type="string">
            <text:p text:style-name="P12">[!-- BEGIN ttdsks --]{nourut}</text:p>
          </table:table-cell>
          <table:table-cell table:style-name="Table2.A1" office:value-type="string">
            <text:p text:style-name="P11"/>
            <text:p text:style-name="P3"/>
            <text:p text:style-name="P3"/>
          </table:table-cell>
          <table:covered-table-cell/>
        </table:table-row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7">{namasks}</text:p>
            <text:p text:style-name="P24">{pangkatsks}/NIP. {nipsks}</text:p>
          </table:table-cell>
          <table:covered-table-cell/>
        </table:table-row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8"/>
          </table:table-cell>
          <table:covered-table-cell/>
        </table:table-row>
        <table:table-row>
          <table:table-cell table:style-name="Table2.A1" office:value-type="string">
            <text:p text:style-name="P12">[!-- END ttdsks --]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/>
          </table:table-cell>
        </table:table-row>
      </table:table>
      <text:p text:style-name="P19">Demikian Berita Acara Pengambilan {isi1} seorang ahli ini saya buat dengan sebenarnya atas kekuatan sumpah jabatan, kemudian saya tutup dan ditandatangani bersama para saksi pada hari dan tanggal sebagaimana tersebut di atas.</text:p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Yang Mengambil Sumpah,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2"/>
            <text:p text:style-name="P22"/>
            <text:p text:style-name="P22"/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3">{nama}</text:p>
            <text:p text:style-name="P6">{pangkat}/ NIP. {nip}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4:44:00Z</meta:creation-date>
    <dc:date>2015-12-02T08:24:31.48</dc:date>
    <meta:editing-cycles>69</meta:editing-cycles>
    <meta:editing-duration>P1DT29M6S</meta:editing-duration>
    <meta:document-statistic meta:table-count="4" meta:image-count="0" meta:object-count="0" meta:page-count="2" meta:paragraph-count="81" meta:word-count="252" meta:character-count="1727"/>
    <meta:template xlink:type="simple" xlink:actuate="onRequest" xlink:title="" xlink:href="../pidsus14report.odt/Normal.dotm"/>
  </office:meta>
</office:document-meta>
</file>